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991cm" style:rel-column-width="3821*"/>
    </style:style>
    <style:style style:name="表5.B" style:family="table-column">
      <style:table-column-properties style:column-width="16.009cm" style:rel-column-width="6171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0.991cm" style:rel-column-width="3821*"/>
    </style:style>
    <style:style style:name="表7.B" style:family="table-column">
      <style:table-column-properties style:column-width="16.009cm" style:rel-column-width="6171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0.991cm" style:rel-column-width="3821*"/>
    </style:style>
    <style:style style:name="表8.B" style:family="table-column">
      <style:table-column-properties style:column-width="16.009cm" style:rel-column-width="6171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2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3">#_ </text:span></text:p>
      <text:list xml:id="list2110214007000134016" text:style-name="L1">
        <text:list-item>
          <text:p text:style-name="P18">REVIEW </text:p>
        </text:list-item>
        <text:list-item>
          <text:p text:style-name="P18">TASK-1</text:p>
          <text:list>
            <text:list-item>
              <text:list>
                <text:list-item>
                  <text:list>
                    <text:list-item>
                      <text:p text:style-name="P31">#1<text:tab/> <text:tab/>that condensed into solid matter. </text:p>
                    </text:list-item>
                    <text:list-item>
                      <text:p text:style-name="P31">#2(1)<text:tab/>Mr. Tesla's vision: How the</text:p>
                    </text:list-item>
                    <text:list-item>
                      <text:p text:style-name="P31">#3(1)<text:tab/>"The primary substance, thrown</text:p>
                    </text:list-item>
                    <text:list-item>
                      <text:p text:style-name="P31"><text:soft-page-break/>#4(1)<text:tab/>"According to an adopted theory</text:p>
                    </text:list-item>
                    <text:list-item>
                      <text:p text:style-name="P31">#5<text:tab/> In the 19th Century, scientists</text:p>
                    </text:list-item>
                    <text:list-item>
                      <text:p text:style-name="P31">#6<text:tab/> Hertz showed that moving </text:p>
                    </text:list-item>
                    <text:list-item>
                      <text:p text:style-name="P31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31">#7<text:tab/> On the book ‘Universe and</text:p>
                </text:list-item>
                <text:list-item>
                  <text:p text:style-name="P31">#8<text:tab/>How does it come about that </text:p>
                </text:list-item>
              </text:list>
            </text:list-item>
          </text:list>
        </text:list-item>
      </text:list>
      <text:p text:style-name="P11"/>
      <text:p text:style-name="P4">[next]</text:p>
      <text:list xml:id="list9084408017065925879" text:style-name="L2">
        <text:list-item>
          <text:p text:style-name="P35">TASK : M-2 : #8</text:p>
        </text:list-item>
      </text:list>
      <text:p text:style-name="P4">[further]</text:p>
      <text:list xml:id="list2467194034082449646" text:style-name="L3">
        <text:list-item>
          <text:p text:style-name="P36"/>
        </text:list-item>
      </text:list>
      <text:p text:style-name="P9"><text:line-break/><text:span text:style-name="T4">[/ XXX] 20200430_174020</text:span></text:p>
      <text:p text:style-name="P10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3">#_ </text:span></text:p>
      <text:list xml:id="list229226577884996998" text:style-name="L4">
        <text:list-item>
          <text:p text:style-name="P19">REVIEW </text:p>
        </text:list-item>
        <text:list-item>
          <text:p text:style-name="P19">TASK-1 : M-2 : #8</text:p>
          <text:list>
            <text:list-item>
              <text:p text:style-name="P32">#8<text:tab/>How does it come about that </text:p>
              <text:list>
                <text:list-item>
                  <text:p text:style-name="P32"><text:soft-page-break/>the undulatory theory<text:tab/>:w</text:p>
                </text:list-item>
              </text:list>
            </text:list-item>
            <text:list-item>
              <text:p text:style-name="P32">#9<text:tab/>In modern physics, gravitational waves </text:p>
            </text:list-item>
            <text:list-item>
              <text:p text:style-name="P32">#10 Statement of Tesla Relating to Force and Matter - Uknown - April 15, 1932: </text:p>
            </text:list-item>
          </text:list>
        </text:list-item>
      </text:list>
      <text:p text:style-name="P11"/>
      <text:p text:style-name="P4">[next]</text:p>
      <text:list xml:id="list4578936085473318628" text:style-name="L5">
        <text:list-item>
          <text:p text:style-name="P20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20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2732941330029770934" text:style-name="L6">
        <text:list-item>
          <text:p text:style-name="P37"/>
        </text:list-item>
      </text:list>
      <text:p text:style-name="P9"><text:line-break/><text:span text:style-name="T4">[/ XXX] 20200505_180526</text:span></text:p>
      <text:p text:style-name="P9"/>
      <text:p text:style-name="P2"/>
      <text:p text:style-name="P5"/>
      <text:p text:style-name="P4"><text:span text:style-name="T1">24.1_X</text:span>--------------------------------------------------------------------</text:p>
      <text:p text:style-name="P7">[1] res free# JVEMV6 37# 24.1_1 / 37. miscs / 24. UFO-science / 1. eman: / 20200525_172423</text:p>
      <text:p text:style-name="P7"/>
      <text:p text:style-name="P4"/>
      <text:p text:style-name="P4">[do] <text:span text:style-name="T3">#_ </text:span></text:p>
      <text:list xml:id="list5941940909546119821" text:style-name="L7">
        <text:list-item>
          <text:p text:style-name="P21">REVIEW </text:p>
        </text:list-item>
        <text:list-item>
          <text:p text:style-name="P21">TASK-1 : M-3<text:tab/>:d-1</text:p>
          <text:list>
            <text:list-item>
              <text:p text:style-name="P21"><text:soft-page-break/>read</text:p>
            </text:list-item>
          </text:list>
        </text:list-item>
      </text:list>
      <text:section text:style-name="Sect1" text:name="セクション1">
        <text:list xml:id="list36748764" text:continue-numbering="true" text:style-name="L7">
          <text:list-item>
            <text:list>
              <text:list-item>
                <text:list>
                  <text:list-item>
                    <text:p text:style-name="P21">#1 微小な距離</text:p>
                  </text:list-item>
                  <text:list-item>
                    <text:p text:style-name="P21">#2 もしもこの</text:p>
                  </text:list-item>
                  <text:list-item>
                    <text:p text:style-name="P21">#3 ところで先ほどの</text:p>
                  </text:list-item>
                  <text:list-item>
                    <text:p text:style-name="P21">#4 さあ、ここまでの内容</text:p>
                  </text:list-item>
                  <text:list-item>
                    <text:p text:style-name="P21">#5 これを今回の場合</text:p>
                  </text:list-item>
                  <text:list-item>
                    <text:p text:style-name="P21">#6 大変面白いことに、計量は</text:p>
                  </text:list-item>
                </text:list>
              </text:list-item>
            </text:list>
          </text:list-item>
        </text:list>
      </text:section>
      <text:list xml:id="list36768926" text:continue-numbering="true" text:style-name="L7">
        <text:list-item>
          <text:list>
            <text:list-item>
              <text:p text:style-name="P21">search</text:p>
              <text:list>
                <text:list-item>
                  <text:p text:style-name="P30">座標変換 極座標</text:p>
                </text:list-item>
              </text:list>
            </text:list-item>
            <text:list-item>
              <text:p text:style-name="P21">came to know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6">極座標の計量は　=&gt;　座標上の位置によって、値が変わる</text:p>
            <text:p text:style-name="P16">　=&gt;　(i.e.) 計量の式に、変数が入っている</text:p>
            <text:p text:style-name="P16">　=&gt;　(i.e.) 変化後の座標の他に、ds^2 を決める変数　=&gt;　存在する。</text:p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6">（他方、）デカルト座標の計量　=&gt;　入っていない</text:p>
            <text:p text:style-name="P16">　=&gt;　(i.e.) 座標だけで、ds^2 の値が、決まる</text:p>
          </table:table-cell>
        </table:table-row>
      </table:table>
      <text:list xml:id="list36757287" text:continue-numbering="true" text:style-name="L7">
        <text:list-item>
          <text:list>
            <text:list-item>
              <text:p text:style-name="P21"/>
            </text:list-item>
          </text:list>
        </text:list-item>
      </text:list>
      <text:p text:style-name="P11"/>
      <text:p text:style-name="P4">[next]</text:p>
      <text:list xml:id="list3619991417729361979" text:style-name="L8">
        <text:list-item>
          <text:p text:style-name="P38">TASK : continue ==&gt; M-3 / #6</text:p>
        </text:list-item>
      </text:list>
      <text:p text:style-name="P4">[further]</text:p>
      <text:list xml:id="list4033393089566278876" text:style-name="L9">
        <text:list-item>
          <text:p text:style-name="P39"/>
        </text:list-item>
      </text:list>
      <text:p text:style-name="P9"><text:line-break/><text:span text:style-name="T4">[/ XXX] 20200525_183040</text:span></text:p>
      <text:p text:style-name="P9"/>
      <text:p text:style-name="P2"/>
      <text:p text:style-name="P4"><text:soft-page-break/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4656180258591839332" text:style-name="L10">
        <text:list-item>
          <text:p text:style-name="P22">REVIEW </text:p>
        </text:list-item>
        <text:list-item>
          <text:p text:style-name="P22"><text:span text:style-name="T3">#_ </text:span>TASK-1 : M-3 / #6<text:tab/>:d-1</text:p>
          <text:list>
            <text:list-item>
              <text:p text:style-name="P22">read</text:p>
            </text:list-item>
          </text:list>
        </text:list-item>
      </text:list>
      <text:section text:style-name="Sect1" text:name="セクション2">
        <text:list xml:id="list36755661" text:continue-numbering="true" text:style-name="L10">
          <text:list-item>
            <text:list>
              <text:list-item>
                <text:list>
                  <text:list-item>
                    <text:p text:style-name="P22">#6 大変面白いことに、計量は</text:p>
                  </text:list-item>
                  <text:list-item>
                    <text:p text:style-name="P22">#7 ここまで来れば、</text:p>
                  </text:list-item>
                  <text:list-item>
                    <text:p text:style-name="P22">#8 この変換法を使えば、</text:p>
                  </text:list-item>
                  <text:list-item>
                    <text:p text:style-name="P22">#9 デカルト座標を使っている限り</text:p>
                  </text:list-item>
                  <text:list-item>
                    <text:p text:style-name="P22">#10 では共変ベクトル的な座標を</text:p>
                  </text:list-item>
                </text:list>
              </text:list-item>
            </text:list>
          </text:list-item>
        </text:list>
      </text:section>
      <text:list xml:id="list36753162" text:continue-numbering="true" text:style-name="L10">
        <text:list-item>
          <text:list>
            <text:list-item>
              <text:p text:style-name="P22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6">反変ベクトルに、前から、計量テンソルを掛けると　=&gt;　共変ベクトルのようにふるまうものに、変わる</text:p>
          </table:table-cell>
        </table:table-row>
      </table:table>
      <text:list xml:id="list36756993" text:continue-numbering="true" text:style-name="L10">
        <text:list-item>
          <text:list>
            <text:list-item>
              <text:p text:style-name="P22">wanna-know</text:p>
            </text:list-item>
          </text:list>
        </text:list-item>
        <text:list-item>
          <text:p text:style-name="P22">TASK-2 : M-6<text:tab/>:d-2 </text:p>
          <text:list>
            <text:list-item>
              <text:p text:style-name="P22">read</text:p>
            </text:list-item>
          </text:list>
        </text:list-item>
      </text:list>
      <text:section text:style-name="Sect1" text:name="セクション4">
        <text:list xml:id="list36752017" text:continue-numbering="true" text:style-name="L10">
          <text:list-item>
            <text:list>
              <text:list-item>
                <text:list>
                  <text:list-item>
                    <text:p text:style-name="P22">#1ベクトルには位置ベクトル</text:p>
                  </text:list-item>
                  <text:list-item>
                    <text:p text:style-name="P22">#2 座標変換しても値が</text:p>
                  </text:list-item>
                  <text:list-item>
                    <text:p text:style-name="P22">#3 普段よく目にするベクトルの</text:p>
                  </text:list-item>
                  <text:list-item>
                    <text:p text:style-name="P22">#4 二つは打ち消し合う</text:p>
                  </text:list-item>
                </text:list>
              </text:list-item>
            </text:list>
          </text:list-item>
        </text:list>
      </text:section>
      <text:list xml:id="list36744497" text:continue-numbering="true" text:style-name="L10">
        <text:list-item>
          <text:list>
            <text:list-item>
              <text:p text:style-name="P22">came to know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15">1</text:p>
          </table:table-cell>
          <table:table-cell table:style-name="表7.B1" office:value-type="string">
            <text:p text:style-name="P16">反変ベクトルの、変換式：各要素の式の右辺。各項の、微分演算子の、分母の変数。　=&gt;　が、各項ごとに、変わる</text:p>
          </table:table-cell>
        </table:table-row>
        <table:table-row>
          <table:table-cell table:style-name="表7.A2" office:value-type="float" office:value="2">
            <text:p text:style-name="P15">2</text:p>
          </table:table-cell>
          <table:table-cell table:style-name="表7.B2" office:value-type="string">
            <text:p text:style-name="P16">共変ベクトルの、変換式：各要素の式の右辺。各項の、微分演算子の、分子の変数。　=&gt;　が、各項ごとに、変わる</text:p>
          </table:table-cell>
        </table:table-row>
      </table:table>
      <text:list xml:id="list36761171" text:continue-numbering="true" text:style-name="L10">
        <text:list-item>
          <text:list>
            <text:list-item>
              <text:p text:style-name="P22"><text:soft-page-break/>wanna-know</text:p>
            </text:list-item>
          </text:list>
        </text:list-item>
      </text:list>
      <text:p text:style-name="P11"/>
      <text:p text:style-name="P4">[next]</text:p>
      <text:list xml:id="list1041218323814809233" text:style-name="L11">
        <text:list-item>
          <text:p text:style-name="P23">TASK : continue ==&gt; “#4 二つは打ち消し合う”</text:p>
        </text:list-item>
      </text:list>
      <text:p text:style-name="P4">[further]</text:p>
      <text:list xml:id="list5173019248374368942" text:style-name="L12">
        <text:list-item>
          <text:p text:style-name="P40"/>
        </text:list-item>
      </text:list>
      <text:p text:style-name="P9"><text:line-break/><text:span text:style-name="T4">[/ XXX] 20200526_173541</text:span></text:p>
      <text:p text:style-name="P3"/>
      <text:p text:style-name="P2"/>
      <text:p text:style-name="P4"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8505848412771148059" text:style-name="L13">
        <text:list-item>
          <text:p text:style-name="P24">REVIEW </text:p>
        </text:list-item>
        <text:list-item>
          <text:p text:style-name="P24">TASK-1</text:p>
        </text:list-item>
      </text:list>
      <text:list xml:id="list2004777901456259518" text:style-name="L14">
        <text:list-item>
          <text:list>
            <text:list-item>
              <text:p text:style-name="P25">read</text:p>
            </text:list-item>
          </text:list>
        </text:list-item>
      </text:list>
      <text:section text:style-name="Sect1" text:name="セクション5">
        <text:list xml:id="list36768284" text:continue-numbering="true" text:style-name="L14">
          <text:list-item>
            <text:list>
              <text:list-item>
                <text:list>
                  <text:list-item>
                    <text:p text:style-name="P25">#4 二つは打ち消し合う</text:p>
                  </text:list-item>
                  <text:list-item>
                    <text:p text:style-name="P25">#5 変換を行列形式で表すと</text:p>
                  </text:list-item>
                  <text:list-item>
                    <text:p text:style-name="P25">#6 この関係から大変</text:p>
                  </text:list-item>
                  <text:list-item>
                    <text:p text:style-name="P25">#7 このような組み合わせで</text:p>
                  </text:list-item>
                  <text:list-item>
                    <text:p text:style-name="P25">#8 ここまで分かりやすいようにと</text:p>
                  </text:list-item>
                </text:list>
              </text:list-item>
            </text:list>
          </text:list-item>
        </text:list>
      </text:section>
      <text:list xml:id="list36768423" text:continue-numbering="true" text:style-name="L14">
        <text:list-item>
          <text:list>
            <text:list-item>
              <text:p text:style-name="P25">read : M-7</text:p>
              <text:list>
                <text:list-item>
                  <text:p text:style-name="P25">#1 まずは2変数関数の合成関数の微分を</text:p>
                </text:list-item>
                <text:list-item>
                  <text:p text:style-name="P25">#2 シュワルツの定理という</text:p>
                </text:list-item>
              </text:list>
            </text:list-item>
            <text:list-item>
              <text:p text:style-name="P25"><text:soft-page-break/>came to know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6">==&gt; see memo</text:p>
          </table:table-cell>
        </table:table-row>
        <table:table-row>
          <table:table-cell table:style-name="表8.A2" office:value-type="float" office:value="2">
            <text:p text:style-name="P15">2</text:p>
          </table:table-cell>
          <table:table-cell table:style-name="表8.B2" office:value-type="string">
            <text:p text:style-name="P16"/>
          </table:table-cell>
        </table:table-row>
      </table:table>
      <text:list xml:id="list36763907" text:continue-numbering="true" text:style-name="L14">
        <text:list-item>
          <text:list>
            <text:list-item>
              <text:p text:style-name="P25"/>
            </text:list-item>
          </text:list>
        </text:list-item>
      </text:list>
      <text:p text:style-name="P4"/>
      <text:p text:style-name="P4">[next]</text:p>
      <text:list xml:id="list7425899635388173429" text:style-name="L15">
        <text:list-item>
          <text:p text:style-name="P41">TASK : M-8</text:p>
        </text:list-item>
      </text:list>
      <text:p text:style-name="P4">[further]</text:p>
      <text:list xml:id="list5842298274078126278" text:style-name="L16">
        <text:list-item>
          <text:p text:style-name="P42"/>
        </text:list-item>
      </text:list>
      <text:p text:style-name="P9"><text:line-break/><text:span text:style-name="T4">[/ XXX] 20200527_165408</text:span></text:p>
      <text:p text:style-name="P9"/>
      <text:p text:style-name="P2"/>
      <text:p text:style-name="P3"/>
      <text:p text:style-name="P4"><text:span text:style-name="T1">24.1_2</text:span>--------------------------------------------------------------------</text:p>
      <text:p text:style-name="P7">[3] res free# JVEMV6 37#24.1_X / 37. miscs / 24. UFO-science / 1. eman:relativity / 20200610_165056</text:p>
      <text:p text:style-name="P4">aaa</text:p>
      <text:p text:style-name="P4">[do] <text:span text:style-name="T3">#_ </text:span></text:p>
      <text:list xml:id="list36756210" text:continue-list="list8505848412771148059" text:style-name="L13">
        <text:list-item>
          <text:p text:style-name="P24">REVIEW </text:p>
        </text:list-item>
        <text:list-item>
          <text:p text:style-name="P24">TASK-1 : M-4<text:tab/>:d-1</text:p>
        </text:list-item>
      </text:list>
      <text:list xml:id="list7992026245748409196" text:style-name="L17">
        <text:list-item>
          <text:list>
            <text:list-item>
              <text:p text:style-name="P26">read</text:p>
            </text:list-item>
          </text:list>
        </text:list-item>
      </text:list>
      <text:section text:style-name="Sect2" text:name="セクション6">
        <text:list xml:id="list36763476" text:continue-numbering="true" text:style-name="L17">
          <text:list-item>
            <text:list>
              <text:list-item>
                <text:list>
                  <text:list-item>
                    <text:p text:style-name="P26">#1 ここまでの話でベクトルがでてきたが</text:p>
                  </text:list-item>
                  <text:list-item>
                    <text:p text:style-name="P26">#2 これから先にある多様体</text:p>
                    <text:list>
                      <text:list-item>
                        <text:p text:style-name="P26"><text:soft-page-break/>何を基底にした数ベクトルかを注意する必要がある<text:tab/>:m</text:p>
                      </text:list-item>
                    </text:list>
                  </text:list-item>
                  <text:list-item>
                    <text:p text:style-name="P26">#4 次に座標変換と基底変換の話だが</text:p>
                    <text:list>
                      <text:list-item>
                        <text:p text:style-name="P26">ref <text:a xlink:type="simple" xlink:href="https://detail.chiebukuro.yahoo.co.jp/qa/question_detail/q1031301855" text:style-name="Internet_20_link" text:visited-style-name="Visited_20_Internet_20_Link">https://detail.chiebukuro.yahoo.co.jp/qa/question_detail/q1031301855</text:a> </text:p>
                        <text:list>
                          <text:list-item>
                            <text:p text:style-name="P26">#1 “あります．以後ベクトルを”</text:p>
                          </text:list-item>
                        </text:list>
                      </text:list-item>
                      <text:list-item>
                        <text:p text:style-name="P26">ref <text:a xlink:type="simple" xlink:href="http://cg.info.hiroshima-cu.ac.jp/~miyazaki/knowledge/tech23.html" text:style-name="Internet_20_link" text:visited-style-name="Visited_20_Internet_20_Link">http://cg.info.hiroshima-cu.ac.jp/~miyazaki/knowledge/tech23.html</text:a></text:p>
                        <text:list>
                          <text:list-item>
                            <text:p text:style-name="P26">#1 ２×２行列の逆行列の公式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6">#5 ところで基底変換とは</text:p>
                  </text:list-item>
                </text:list>
              </text:list-item>
            </text:list>
          </text:list-item>
        </text:list>
      </text:section>
      <text:list xml:id="list36749329" text:continue-numbering="true" text:style-name="L17">
        <text:list-item>
          <text:list>
            <text:list-item>
              <text:p text:style-name="P26"/>
            </text:list-item>
          </text:list>
        </text:list-item>
      </text:list>
      <text:p text:style-name="P4">[next]</text:p>
      <text:list xml:id="list2940302706597503222" text:style-name="L18">
        <text:list-item>
          <text:p text:style-name="P43">TASK : #5<text:tab/>M-4</text:p>
        </text:list-item>
      </text:list>
      <text:p text:style-name="P4">[further]</text:p>
      <text:list xml:id="list2348576707926748104" text:style-name="L19">
        <text:list-item>
          <text:p text:style-name="P44"/>
        </text:list-item>
      </text:list>
      <text:p text:style-name="P9"><text:line-break/><text:span text:style-name="T4">[/ XXX] 20200610_165125</text:span></text:p>
      <text:p text:style-name="P9"/>
      <text:p text:style-name="P2">@@@</text:p>
      <text:p text:style-name="P4"><text:span text:style-name="T1">24.1_3</text:span>--------------------------------------------------------------------</text:p>
      <text:p text:style-name="P7">[4] res free# JVEMV6 37#24.1_X / 37. miscs / 24. UFO-science / 1. eman:relativity / XXX</text:p>
      <text:p text:style-name="P5"/>
      <text:p text:style-name="P5"/>
      <text:p text:style-name="P4">[do] <text:span text:style-name="T3">#_ </text:span></text:p>
      <text:list xml:id="list2067327592831188614" text:style-name="L26">
        <text:list-item>
          <text:p text:style-name="P28"><text:soft-page-break/>REVIEW </text:p>
        </text:list-item>
        <text:list-item>
          <text:p text:style-name="P28">TASK-1</text:p>
        </text:list-item>
        <text:list-item>
          <text:p text:style-name="P28">read</text:p>
        </text:list-item>
      </text:list>
      <text:section text:style-name="Sect2" text:name="セクション7">
        <text:list xml:id="list4241106710333671276" text:style-name="L23">
          <text:list-item>
            <text:list>
              <text:list-item>
                <text:list>
                  <text:list-item>
                    <text:p text:style-name="P27">XX</text:p>
                  </text:list-item>
                  <text:list-item>
                    <text:p text:style-name="P27">XX</text:p>
                  </text:list-item>
                  <text:list-item>
                    <text:p text:style-name="P27">XX</text:p>
                  </text:list-item>
                </text:list>
              </text:list-item>
            </text:list>
          </text:list-item>
        </text:list>
      </text:section>
      <text:list xml:id="list394628881991062760" text:style-name="L27">
        <text:list-item>
          <text:p text:style-name="P29">came to know</text:p>
        </text:list-item>
        <text:list-item>
          <text:p text:style-name="P29">wanna-know</text:p>
        </text:list-item>
        <text:list-item>
          <text:p text:style-name="P29"/>
        </text:list-item>
      </text:list>
      <text:p text:style-name="P11"/>
      <text:p text:style-name="P4">[next]</text:p>
      <text:list xml:id="list3976738159581896454" text:style-name="L24">
        <text:list-item>
          <text:p text:style-name="P47">TASK</text:p>
        </text:list-item>
      </text:list>
      <text:p text:style-name="P4">[further]</text:p>
      <text:list xml:id="list3051068290161288485" text:style-name="L25">
        <text:list-item>
          <text:p text:style-name="P48"/>
        </text:list-item>
      </text:list>
      <text:p text:style-name="P9"><text:line-break/><text:span text:style-name="T4">[/ XXX] </text:span></text:p>
      <text:p text:style-name="P5"/>
      <text:p text:style-name="P3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res free# JVEMV6 37# 24_X / 37. miscs / 24. UFO-science / XXX</text:p>
      <text:p text:style-name="P4"/>
      <text:p text:style-name="P4">[do] <text:span text:style-name="T3">#_ </text:span></text:p>
      <text:list xml:id="list36773596" text:continue-list="list36756210" text:style-name="L13">
        <text:list-item>
          <text:p text:style-name="P24">REVIEW </text:p>
        </text:list-item>
        <text:list-item>
          <text:p text:style-name="P24">TASK-1</text:p>
        </text:list-item>
      </text:list>
      <text:list xml:id="list36757358" text:continue-list="list36761171" text:style-name="L10">
        <text:list-item>
          <text:list>
            <text:list-item>
              <text:p text:style-name="P22">read</text:p>
            </text:list-item>
          </text:list>
        </text:list-item>
      </text:list>
      <text:section text:style-name="Sect2" text:name="セクション3">
        <text:list xml:id="list36744996" text:continue-numbering="true" text:style-name="L10">
          <text:list-item>
            <text:list>
              <text:list-item>
                <text:list>
                  <text:list-item>
                    <text:p text:style-name="P22"><text:soft-page-break/>XX</text:p>
                  </text:list-item>
                  <text:list-item>
                    <text:p text:style-name="P22">XX</text:p>
                  </text:list-item>
                  <text:list-item>
                    <text:p text:style-name="P22">XX</text:p>
                  </text:list-item>
                </text:list>
              </text:list-item>
            </text:list>
          </text:list-item>
        </text:list>
      </text:section>
      <text:list xml:id="list36754225" text:continue-numbering="true" text:style-name="L10">
        <text:list-item>
          <text:list>
            <text:list-item>
              <text:p text:style-name="P22">came to know</text:p>
            </text:list-item>
            <text:list-item>
              <text:p text:style-name="P22">wanna-know</text:p>
            </text:list-item>
            <text:list-item>
              <text:p text:style-name="P22"/>
            </text:list-item>
          </text:list>
        </text:list-item>
      </text:list>
      <text:p text:style-name="P11"/>
      <text:p text:style-name="P4">[next]</text:p>
      <text:list xml:id="list1742677133943989287" text:style-name="L20">
        <text:list-item>
          <text:p text:style-name="P45">TASK</text:p>
        </text:list-item>
      </text:list>
      <text:p text:style-name="P4">[further]</text:p>
      <text:list xml:id="list813719360172533296" text:style-name="L21">
        <text:list-item>
          <text:p text:style-name="P46"/>
        </text:list-item>
      </text:list>
      <text:p text:style-name="P9"><text:line-break/><text:span text:style-name="T4">[/ XXX] </text:span></text:p>
      <text:p text:style-name="P9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<text:a xlink:type="simple" xlink:href="https://www.matrixdisclosure.com/nikola-tesla-dynamic-theory-gravity/" text:style-name="Internet_20_link" text:visited-style-name="Visited_20_Internet_20_Link">https://www.matrixdisclosure.com/nikola-</text:a><text:a xlink:type="simple" xlink:href="https://www.matrixdisclosure.com/nikola-tesla-dynamic-theory-gravity/" text:style-name="Internet_20_link" text:visited-style-name="Visited_20_Internet_20_Link">tesla-dynamic-theory-gravity/</text:a><text:span text:style-name="T5"> </text:span></text:p>
          </table:table-cell>
          <table:table-cell table:style-name="表3.C1" office:value-type="string">
            <text:p text:style-name="P12">2020年4月21日15:14:05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2"><text:a xlink:type="simple" xlink:href="https://teslaresearch.jimdofree.com/dynamic-theory-of-gravity/" text:style-name="Internet_20_link" text:visited-style-name="Visited_20_Internet_20_Link">https://teslaresearch.jimdofree.com/dynami</text:a><text:a xlink:type="simple" xlink:href="https://teslaresearch.jimdofree.com/dynamic-theory-of-gravity/" text:style-name="Internet_20_link" text:visited-style-name="Visited_20_Internet_20_Link">c-theory-of-gravity/</text:a></text:p>
          </table:table-cell>
          <table:table-cell table:style-name="表3.C2" office:value-type="string">
            <text:p text:style-name="P12">2020年4月21日15:18:35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><text:soft-page-break/></text:p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6008675276837500217" text:style-name="L22">
        <text:list-item>
          <text:p text:style-name="P33">tesla gravity<text:tab/>2020年4月21日15:14:39</text:p>
          <text:list>
            <text:list-item>
              <text:p text:style-name="P33">https://duckduckgo.com/?q=tesla+gravity&amp;t=h_&amp;ia=web</text:p>
            </text:list-item>
          </text:list>
        </text:list-item>
        <text:list-item>
          <text:p text:style-name="P33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<text:soft-page-break/>JVE_37#24 : UFO-science) periodical updates^" &amp;&amp; e &amp;&amp; p</text:p>
          </table:table-cell>
        </table:table-row>
        <table:table-row>
          <table:table-cell table:style-name="表1.A4" office:value-type="string">
            <text:p text:style-name="P3">C:\WORKS_2\a.bat &amp;&amp; r oj &amp;&amp; git add -A &amp;&amp; git commit -m ^"(res : JVE_37#24.1 : UFO-science : eman [3]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0T16:54:16.77</dc:date>
    <dc:creator>iwabuchi ken</dc:creator>
    <meta:editing-duration>PT8H6M41S</meta:editing-duration>
    <meta:editing-cycles>84</meta:editing-cycles>
    <meta:generator>OpenOffice/4.1.3$Win32 OpenOffice.org_project/413m1$Build-9783</meta:generator>
    <meta:document-statistic meta:table-count="7" meta:image-count="0" meta:object-count="0" meta:page-count="13" meta:paragraph-count="224" meta:word-count="1396" meta:character-count="6007"/>
  </office:meta>
</office:document-meta>
</file>